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1.878cm"/>
    </style:style>
    <style:style style:name="gr3" style:family="graphic">
      <style:graphic-properties draw:stroke="none" svg:stroke-color="#000000" draw:fill="none" draw:fill-color="#ffffff" fo:min-height="0.799cm"/>
    </style:style>
    <style:style style:name="gr4" style:family="graphic">
      <style:graphic-properties draw:stroke="none" svg:stroke-color="#000000" draw:fill="none" draw:fill-color="#ffffff" fo:min-height="0.885cm"/>
    </style:style>
    <style:style style:name="gr5" style:family="graphic">
      <style:graphic-properties draw:stroke="none" svg:stroke-color="#000000" draw:fill="none" draw:fill-color="#ffffff" fo:min-height="1.49cm"/>
    </style:style>
    <style:style style:name="gr6" style:family="graphic">
      <style:graphic-properties draw:stroke="none" svg:stroke-color="#000000" draw:fill="none" draw:fill-color="#ffffff" fo:min-height="1.36cm"/>
    </style:style>
    <style:style style:name="gr7" style:family="graphic">
      <style:graphic-properties draw:stroke="none" svg:stroke-color="#000000" draw:fill="none" draw:fill-color="#ffffff" fo:min-height="1.446cm"/>
    </style:style>
    <style:style style:name="gr8" style:family="graphic">
      <style:graphic-properties svg:stroke-width="0.1cm" svg:stroke-color="#0000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draw:stroke="none" svg:stroke-color="#000000" draw:fill="none" draw:fill-color="#ffffff" fo:min-height="1.166cm"/>
    </style:style>
    <style:style style:name="gr10" style:family="graphic">
      <style:graphic-properties draw:stroke="none" svg:stroke-color="#000000" draw:fill="none" draw:fill-color="#ffffff" fo:min-height="1.619cm"/>
    </style:style>
    <style:style style:name="gr11" style:family="graphic">
      <style:graphic-properties draw:stroke="none" svg:stroke-color="#000000" draw:fill="none" draw:fill-color="#ffffff" fo:min-height="1.705cm"/>
    </style:style>
    <style:style style:name="gr12" style:family="graphic">
      <style:graphic-properties draw:stroke="none" svg:stroke-color="#000000" draw:fill="none" draw:fill-color="#ffffff" fo:min-height="1.489cm"/>
    </style:style>
    <style:style style:name="gr13" style:family="graphic">
      <style:graphic-properties draw:stroke="none" svg:stroke-color="#000000" draw:fill="none" draw:fill-color="#ffffff" fo:min-height="1.792cm"/>
    </style:style>
    <style:style style:name="gr14" style:family="graphic">
      <style:graphic-properties draw:stroke="none" svg:stroke-color="#000000" draw:fill="none" draw:fill-color="#ffffff" fo:min-height="2.073cm"/>
    </style:style>
    <style:style style:name="gr15" style:family="graphic">
      <style:graphic-properties draw:stroke="none" svg:stroke-color="#000000" draw:fill="none" draw:fill-color="#ffffff" fo:min-height="1.662cm"/>
    </style:style>
    <style:style style:name="gr16" style:family="graphic">
      <style:graphic-properties draw:stroke="none" svg:stroke-color="#000000" draw:fill="none" draw:fill-color="#ffffff" fo:min-height="1.08cm"/>
    </style:style>
    <style:style style:name="gr17" style:family="graphic">
      <style:graphic-properties draw:stroke="none" svg:stroke-color="#000000" draw:fill="none" draw:fill-color="#ffffff" fo:min-height="0.863cm"/>
    </style:style>
    <style:style style:name="gr18" style:family="graphic">
      <style:graphic-properties draw:stroke="none" svg:stroke-color="#000000" draw:fill="none" draw:fill-color="#ffffff" fo:min-height="1.533cm"/>
    </style:style>
    <style:style style:name="gr19" style:family="graphic">
      <style:graphic-properties draw:stroke="none" svg:stroke-color="#ffffff" draw:fill="none" draw:fill-color="#ffffff" fo:min-height="1.533cm"/>
    </style:style>
    <style:style style:name="gr20" style:family="graphic">
      <style:graphic-properties svg:stroke-width="0.1cm" svg:stroke-color="#000000" draw:marker-start-width="0.5cm" draw:marker-end="Arrow" draw:marker-end-width="0.55cm" draw:textarea-horizontal-align="center" draw:textarea-vertical-align="middle" fo:padding-top="0.05cm" fo:padding-bottom="0.05cm" fo:padding-left="0.05cm" fo:padding-right="0.05cm"/>
    </style:style>
    <style:style style:name="gr21" style:family="graphic">
      <style:graphic-properties svg:stroke-width="0.1cm" svg:stroke-color="#ffffff" draw:marker-start-width="0.5cm" draw:marker-end="Arrow" draw:marker-end-width="0.5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000000" fo:font-size="32pt" style:font-size-asian="32pt" style:font-size-complex="32pt"/>
    </style:style>
    <style:style style:name="P6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color="#ffffff" fo:font-size="32pt" style:font-size-asian="32pt" style:font-size-complex="32pt"/>
    </style:style>
    <style:style style:name="P8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Лист1" table:style-name="ta1">
        <table:shapes>
          <draw:frame draw:z-index="0" draw:style-name="gr1" draw:text-style-name="P1" svg:width="15.997cm" svg:height="15.758cm" svg:x="10.714cm" svg:y="1.447cm">
            <draw:object draw:notify-on-update-of-ranges="Лист1.B2:Лист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2.62cm" svg:height="1.878cm" svg:x="6.816cm" svg:y="9.434cm">
            <draw:text-box>
              <text:p><text:span text:style-name="T1">50%</text:span></text:p>
            </draw:text-box>
          </draw:frame>
          <draw:frame draw:z-index="2" draw:style-name="gr2" draw:text-style-name="P2" svg:width="2.62cm" svg:height="1.878cm" svg:x="28.948cm" svg:y="8.397cm">
            <draw:text-box>
              <text:p><text:span text:style-name="T1">50%</text:span></text:p>
            </draw:text-box>
          </draw:frame>
          <draw:frame draw:z-index="3" draw:style-name="gr3" draw:text-style-name="P3" svg:width="2.833cm" svg:height="0.939cm" svg:x="17.317cm" svg:y="17.334cm">
            <draw:text-box>
              <text:p text:style-name="P1"><text:span text:style-name="T2">Идея</text:span></text:p>
            </draw:text-box>
          </draw:frame>
          <draw:frame draw:z-index="4" draw:style-name="gr4" draw:text-style-name="P3" svg:width="3.685cm" svg:height="0.939cm" svg:x="16.913cm" svg:y="0.605cm">
            <draw:text-box>
              <text:p text:style-name="P1"><text:span text:style-name="T2">IPO</text:span></text:p>
            </draw:text-box>
          </draw:frame>
          <draw:frame draw:z-index="5" draw:style-name="gr5" draw:text-style-name="P3" svg:width="4.963cm" svg:height="1.49cm" svg:x="26.815cm" svg:y="7.274cm">
            <draw:text-box>
              <text:p text:style-name="P1"><text:span text:style-name="T2">Инвесторы</text:span></text:p>
            </draw:text-box>
          </draw:frame>
          <draw:frame draw:z-index="6" draw:style-name="gr6" draw:text-style-name="P3" svg:width="4.154cm" svg:height="1.36cm" svg:x="6.389cm" svg:y="8.354cm">
            <draw:text-box>
              <text:p text:style-name="P1"><text:span text:style-name="T2">Команда</text:span></text:p>
            </draw:text-box>
          </draw:frame>
          <draw:frame draw:z-index="7" draw:style-name="gr7" draw:text-style-name="P4" svg:width="5.964cm" svg:height="1.446cm" svg:x="7.477cm" svg:y="16.211cm">
            <draw:text-box>
              <text:p text:style-name="P1"><text:span text:style-name="T3">Команда + бизнес-план + бизнес-модель</text:span></text:p>
            </draw:text-box>
          </draw:frame>
          <draw:line draw:z-index="8" draw:style-name="gr8" draw:text-style-name="P1" svg:x1="14.143cm" svg:y1="15.499cm" svg:x2="13.462cm" svg:y2="16.363cm">
            <text:p/>
          </draw:line>
          <draw:line draw:z-index="9" draw:style-name="gr8" draw:text-style-name="P1" svg:x1="18.723cm" svg:y1="16.946cm" svg:x2="18.723cm" svg:y2="17.485cm">
            <text:p/>
          </draw:line>
          <draw:frame draw:z-index="10" draw:style-name="gr9" draw:text-style-name="P4" svg:width="3.259cm" svg:height="1.166cm" svg:x="7.071cm" svg:y="11.808cm">
            <draw:text-box>
              <text:p text:style-name="P1"><text:span text:style-name="T3">Прототип</text:span></text:p>
            </draw:text-box>
          </draw:frame>
          <draw:line draw:z-index="11" draw:style-name="gr8" draw:text-style-name="P1" svg:x1="11.438cm" svg:y1="11.743cm" svg:x2="10.139cm" svg:y2="12.132cm">
            <text:p/>
          </draw:line>
          <draw:frame draw:z-index="12" draw:style-name="gr10" draw:text-style-name="P4" svg:width="5.538cm" svg:height="1.619cm" svg:x="21.577cm" svg:y="16.903cm">
            <draw:text-box>
              <text:p text:style-name="P1"><text:span text:style-name="T3">Крауд-фандинг, крауд-сорсинг</text:span></text:p>
            </draw:text-box>
          </draw:frame>
          <draw:line draw:z-index="13" draw:style-name="gr8" draw:text-style-name="P1" svg:x1="21.385cm" svg:y1="16.449cm" svg:x2="22.301cm" svg:y2="17.399cm">
            <text:p/>
          </draw:line>
          <draw:frame draw:z-index="14" draw:style-name="gr11" draw:text-style-name="P4" svg:width="5.73cm" svg:height="1.705cm" svg:x="26.239cm" svg:y="11.138cm">
            <draw:text-box>
              <text:p text:style-name="P1"><text:span text:style-name="T3">Крауд-инвестинг, ангелы</text:span></text:p>
            </draw:text-box>
          </draw:frame>
          <draw:line draw:z-index="15" draw:style-name="gr8" draw:text-style-name="P1" svg:x1="24.708cm" svg:y1="14.096cm" svg:x2="26.05cm" svg:y2="14.744cm">
            <text:p/>
          </draw:line>
          <draw:frame draw:z-index="16" draw:style-name="gr12" draw:text-style-name="P4" svg:width="4.792cm" svg:height="1.489cm" svg:x="6.476cm" svg:y="5.764cm">
            <draw:text-box>
              <text:p text:style-name="P1"><text:span text:style-name="T3">Первые продажи</text:span></text:p>
            </draw:text-box>
          </draw:frame>
          <draw:line draw:z-index="17" draw:style-name="gr8" draw:text-style-name="P1" svg:x1="10.245cm" svg:y1="6.541cm" svg:x2="11.395cm" svg:y2="7.015cm">
            <text:p/>
          </draw:line>
          <draw:frame draw:z-index="18" draw:style-name="gr13" draw:text-style-name="P4" svg:width="6.581cm" svg:height="1.792cm" svg:x="25.048cm" svg:y="14.83cm">
            <draw:text-box>
              <text:p text:style-name="P1"><text:span text:style-name="T3">Микро-крауд-инвестинг</text:span></text:p>
            </draw:text-box>
          </draw:frame>
          <draw:line draw:z-index="19" draw:style-name="gr8" draw:text-style-name="P1" svg:x1="26.242cm" svg:y1="10.318cm" svg:x2="27.52cm" svg:y2="11.074cm">
            <text:p/>
          </draw:line>
          <draw:frame draw:z-index="20" draw:style-name="gr14" draw:text-style-name="P4" svg:width="4.473cm" svg:height="2.073cm" svg:x="26.923cm" svg:y="3.734cm">
            <draw:text-box>
              <text:p text:style-name="P1"><text:span text:style-name="T3">Прямые венчурные инвестиции</text:span></text:p>
            </draw:text-box>
          </draw:frame>
          <draw:line draw:z-index="21" draw:style-name="gr8" draw:text-style-name="P1" svg:x1="25.155cm" svg:y1="5.159cm" svg:x2="27.349cm" svg:y2="4.555cm">
            <text:p/>
          </draw:line>
          <draw:frame draw:z-index="22" draw:style-name="gr15" draw:text-style-name="P4" svg:width="4.772cm" svg:height="1.876cm" svg:x="8.242cm" svg:y="1.986cm">
            <draw:text-box>
              <text:p text:style-name="P1"><text:span text:style-name="T3">Готовые работающие бизнес-процессы</text:span></text:p>
            </draw:text-box>
          </draw:frame>
          <draw:frame draw:z-index="23" draw:style-name="gr16" draw:text-style-name="P4" svg:width="5.304cm" svg:height="1.08cm" svg:x="10.565cm" svg:y="0.798cm">
            <draw:text-box>
              <text:p text:style-name="P1"><text:span text:style-name="T3">Масштабирование</text:span></text:p>
            </draw:text-box>
          </draw:frame>
          <draw:line draw:z-index="24" draw:style-name="gr8" draw:text-style-name="P1" svg:x1="12.759cm" svg:y1="2.698cm" svg:x2="14.143cm" svg:y2="3.152cm">
            <text:p/>
          </draw:line>
          <draw:line draw:z-index="25" draw:style-name="gr8" draw:text-style-name="P1" svg:x1="16.038cm" svg:y1="2.115cm" svg:x2="14.249cm" svg:y2="1.489cm">
            <text:p/>
          </draw:line>
          <draw:frame draw:z-index="26" draw:style-name="gr17" draw:text-style-name="P4" svg:width="5.496cm" svg:height="0.863cm" svg:x="22.62cm" svg:y="1.252cm">
            <draw:text-box>
              <text:p text:style-name="P1"><text:span text:style-name="T3">Инвестиции (фонды)</text:span></text:p>
            </draw:text-box>
          </draw:frame>
          <draw:line draw:z-index="27" draw:style-name="gr8" draw:text-style-name="P1" svg:x1="23.579cm" svg:y1="1.9cm" svg:x2="21.875cm" svg:y2="2.288cm">
            <text:p/>
          </draw:line>
          <draw:frame draw:z-index="28" draw:style-name="gr18" draw:text-style-name="P6" svg:width="2.599cm" svg:height="1.533cm" svg:x="15.549cm" svg:y="14.355cm">
            <draw:text-box>
              <text:p text:style-name="P5"><text:span text:style-name="T4">10%</text:span></text:p>
            </draw:text-box>
          </draw:frame>
          <draw:frame draw:z-index="29" draw:style-name="gr19" draw:text-style-name="P8" svg:width="2.726cm" svg:height="1.533cm" svg:x="19.256cm" svg:y="14.399cm">
            <draw:text-box>
              <text:p text:style-name="P7"><text:span text:style-name="T5">10%</text:span></text:p>
            </draw:text-box>
          </draw:frame>
          <draw:line draw:z-index="30" draw:style-name="gr20" draw:text-style-name="P1" svg:x1="14.314cm" svg:y1="13.902cm" svg:x2="13.036cm" svg:y2="12.089cm">
            <text:p/>
          </draw:line>
          <draw:line draw:z-index="31" draw:style-name="gr20" draw:text-style-name="P1" svg:x1="12.333cm" svg:y1="10.297cm" svg:x2="12.29cm" svg:y2="8.095cm">
            <text:p/>
          </draw:line>
          <draw:line draw:z-index="32" draw:style-name="gr20" draw:text-style-name="P1" svg:x1="12.929cm" svg:y1="6.669cm" svg:x2="14.122cm" svg:y2="5.093cm">
            <text:p/>
          </draw:line>
          <draw:line draw:z-index="33" draw:style-name="gr20" draw:text-style-name="P1" svg:x1="15.762cm" svg:y1="3.778cm" svg:x2="17.636cm" svg:y2="3.001cm">
            <text:p/>
          </draw:line>
          <draw:line draw:z-index="34" draw:style-name="gr21" draw:text-style-name="P1" svg:x1="22.961cm" svg:y1="13.923cm" svg:x2="24.282cm" svg:y2="12.261cm">
            <text:p/>
          </draw:line>
          <draw:line draw:z-index="35" draw:style-name="gr21" draw:text-style-name="P1" svg:x1="24.985cm" svg:y1="10.599cm" svg:x2="24.942cm" svg:y2="8.268cm">
            <text:p/>
          </draw:line>
          <draw:line draw:z-index="36" draw:style-name="gr21" draw:text-style-name="P1" svg:x1="24.282cm" svg:y1="6.626cm" svg:x2="22.983cm" svg:y2="4.77cm">
            <text:p/>
          </draw:line>
          <draw:line draw:z-index="37" draw:style-name="gr21" draw:text-style-name="P1" svg:x1="21.79cm" svg:y1="3.735cm" svg:x2="19.489cm" svg:y2="2.893cm">
            <text:p/>
          </draw:lin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49.999cm" fo:page-height="49.9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8:59:50.49223989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 </meta:initial-creator>
    <meta:creation-date>2015-05-29T17:29:32.433658061</meta:creation-date>
    <dc:date>2015-05-29T19:07:37.165907777</dc:date>
    <dc:creator>prof1983  </dc:creator>
    <meta:editing-duration>PT23M34S</meta:editing-duration>
    <meta:editing-cycles>6</meta:editing-cycles>
    <meta:generator>LibreOffice/4.2.8.2$Linux_X86_64 LibreOffice_project/420m0$Build-2</meta:generator>
    <meta:document-statistic meta:table-count="1" meta:cell-count="10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5.759cm" xlink:href=".." xlink:type="simple" chart:class="chart:circle" chart:style-name="ch1">
        <chart:plot-area chart:style-name="ch2" table:cell-range-address="Лист1.B2:Лист1.B11" svg:x="0.319cm" svg:y="0.315cm" svg:width="15.36cm" svg:height="15.129cm">
          <chartooo:coordinate-region svg:x="0.435cm" svg:y="0.316cm" svg:width="15.128cm" svg:height="15.1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B2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